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6.764cm" fo:margin-left="-0.191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75pt solid #000000" style:writing-mode="lr-tb"/>
    </style:style>
    <style:style style:name="P1" style:family="paragraph" style:parent-style-name="Contents_20_1">
      <style:paragraph-properties>
        <style:tab-stops>
          <style:tab-stop style:position="0.762cm"/>
          <style:tab-stop style:position="16.51cm" style:type="right"/>
        </style:tab-stops>
      </style:paragraph-properties>
    </style:style>
    <style:style style:name="P2" style:family="paragraph" style:parent-style-name="Contents_20_2">
      <style:paragraph-properties>
        <style:tab-stops>
          <style:tab-stop style:position="1.764cm"/>
          <style:tab-stop style:position="16.51cm" style:type="right"/>
        </style:tab-stops>
      </style:paragraph-properties>
    </style:style>
    <style:style style:name="P3" style:family="paragraph" style:parent-style-name="Header">
      <style:text-properties fo:font-size="12pt" style:font-size-asian="12pt"/>
    </style:style>
    <style:style style:name="P4" style:family="paragraph" style:parent-style-name="Heading">
      <style:paragraph-properties fo:text-align="end" style:justify-single-word="false"/>
    </style:style>
    <style:style style:name="P5" style:family="paragraph" style:parent-style-name="Heading">
      <style:paragraph-properties fo:text-align="end" style:justify-single-word="false"/>
      <style:text-properties fo:font-size="14pt" style:font-size-asian="14pt"/>
    </style:style>
    <style:style style:name="P6" style:family="paragraph" style:parent-style-name="Heading">
      <style:text-properties fo:font-size="14pt" style:font-size-asian="14pt"/>
    </style:style>
    <style:style style:name="P7" style:family="paragraph" style:parent-style-name="Heading">
      <style:paragraph-properties fo:break-before="page"/>
    </style:style>
    <style:style style:name="P8" style:family="paragraph" style:parent-style-name="Heading" style:list-style-name="">
      <style:text-properties fo:font-size="12pt" fo:language="none" fo:country="none" style:font-size-asian="12pt" style:language-asian="none" style:country-asian="none" style:font-size-complex="12pt"/>
    </style:style>
    <style:style style:name="P9" style:family="paragraph" style:parent-style-name="Heading" style:master-page-name="Convert_20_1">
      <style:paragraph-properties style:page-number="auto"/>
    </style:style>
    <style:style style:name="P10" style:family="paragraph" style:parent-style-name="Standard">
      <style:text-properties fo:font-size="14pt" style:font-size-asian="14pt"/>
    </style:style>
    <style:style style:name="P11" style:family="paragraph" style:parent-style-name="Standard">
      <style:text-properties fo:font-size="12pt" style:font-size-asian="12pt"/>
    </style:style>
    <style:style style:name="P1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style:font-size-asian="18pt" style:font-weight-asian="bold" style:font-name-complex="Arial"/>
    </style:style>
    <style:style style:name="P1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16" style:family="paragraph" style:parent-style-name="Standard">
      <style:paragraph-properties fo:margin-left="0cm" fo:margin-right="0.635cm" fo:text-indent="0cm" style:auto-text-indent="false"/>
    </style:style>
    <style:style style:name="P17" style:family="paragraph" style:parent-style-name="Standard">
      <style:paragraph-properties fo:text-align="center" style:justify-single-word="false"/>
    </style:style>
    <style:style style:name="P18"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9" style:family="paragraph" style:parent-style-name="Tabletext">
      <style:paragraph-properties fo:text-align="center" style:justify-single-word="false"/>
      <style:text-properties fo:font-weight="bold" style:font-weight-asian="bold"/>
    </style:style>
    <style:style style:name="P20" style:family="paragraph" style:parent-style-name="Tabletext">
      <style:paragraph-properties style:snap-to-layout-grid="false"/>
    </style:style>
    <style:style style:name="P21" style:family="paragraph" style:parent-style-name="Text_20_body">
      <style:text-properties officeooo:rsid="0015f80f" officeooo:paragraph-rsid="0015f80f"/>
    </style:style>
    <style:style style:name="P22" style:family="paragraph" style:parent-style-name="Text_20_body">
      <style:text-properties officeooo:rsid="0017ad4e" officeooo:paragraph-rsid="0017ad4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size-complex="12pt"/>
    </style:style>
    <style:style style:name="T5" style:family="text">
      <style:text-properties fo:font-size="12pt" fo:language="none" fo:country="none" style:font-size-asian="12pt" style:language-asian="none" style:country-asian="none" style:font-size-complex="12pt"/>
    </style:style>
    <style:style style:name="T6" style:family="text">
      <style:text-properties style:font-name-asian="Arial"/>
    </style:style>
    <style:style style:name="T7" style:family="text">
      <style:text-properties style:font-name="Arial" fo:font-size="18pt" fo:font-weight="bold" style:font-size-asian="18pt" style:font-weight-asian="bold" style:font-name-complex="Arial"/>
    </style:style>
    <style:style style:name="T8" style:family="text">
      <style:text-properties style:font-name="Symbol1" style:font-name-asian="Symbol1" style:font-name-complex="Symbol1"/>
    </style:style>
    <style:style style:name="T9" style:family="text">
      <style:text-properties officeooo:rsid="0017d6e0"/>
    </style:style>
    <style:style style:name="T10"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ubject>Project Highrise</text:subject></text:p>
      <text:p text:style-name="P4"><text:title>Test Evaluation Summary</text:title></text:p>
      <text:p text:style-name="P4"/>
      <text:p text:style-name="P5">Version &lt;1.0&gt;</text:p>
      <text:p text:style-name="P6"/>
      <text:p text:style-name="P10"/>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9">Revision History</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A1" office:value-type="string">
            <text:p text:style-name="P19">Author</text:p>
          </table:table-cell>
        </table:table-row>
        <table:table-row table:style-name="Table1.1">
          <table:table-cell table:style-name="Table1.A1" office:value-type="string">
            <text:p text:style-name="Tabletext">&lt;dd/mmm/yy&gt;</text:p>
          </table:table-cell>
          <table:table-cell table:style-name="Table1.A1" office:value-type="string">
            <text:p text:style-name="Tabletext">&lt;x.x&gt;</text:p>
          </table:table-cell>
          <table:table-cell table:style-name="Table1.A1" office:value-type="string">
            <text:p text:style-name="Tabletext">&lt;details&gt;</text:p>
          </table:table-cell>
          <table:table-cell table:style-name="Table1.A1" office:value-type="string">
            <text:p text:style-name="Tabletext">&lt;name&gt;</text:p>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p text:style-name="Standard"/>
      <text:p text:style-name="P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text:span text:style-name="T4">1.</text:span><text:span text:style-name="T5"><text:tab/></text:span><text:span text:style-name="T4">Introduction</text:span><text:span text:style-name="T3"><text:tab/></text:span><text:a xlink:type="simple" xlink:href="#__RefHeading___Toc492978217" text:style-name="Index_20_Link" text:visited-style-name="Index_20_Link"><text:span text:style-name="T3">4</text:span></text:a></text:p>
          <text:p text:style-name="P2"><text:span text:style-name="T3">1.1</text:span><text:span text:style-name="T5"><text:tab/></text:span><text:span text:style-name="T3">Purpose<text:tab/></text:span><text:a xlink:type="simple" xlink:href="#__RefHeading___Toc492978218" text:style-name="Index_20_Link" text:visited-style-name="Index_20_Link"><text:span text:style-name="T3">4</text:span></text:a></text:p>
          <text:p text:style-name="P2"><text:span text:style-name="T3">1.2</text:span><text:span text:style-name="T5"><text:tab/></text:span><text:span text:style-name="T3">Scope<text:tab/></text:span><text:a xlink:type="simple" xlink:href="#__RefHeading___Toc492978219" text:style-name="Index_20_Link" text:visited-style-name="Index_20_Link"><text:span text:style-name="T3">4</text:span></text:a></text:p>
          <text:p text:style-name="P2"><text:span text:style-name="T3">1.3</text:span><text:span text:style-name="T5"><text:tab/></text:span><text:span text:style-name="T3">Definitions, Acronyms, and Abbreviations<text:tab/></text:span><text:a xlink:type="simple" xlink:href="#__RefHeading___Toc492978220" text:style-name="Index_20_Link" text:visited-style-name="Index_20_Link"><text:span text:style-name="T3">4</text:span></text:a></text:p>
          <text:p text:style-name="P2"><text:span text:style-name="T3">1.4</text:span><text:span text:style-name="T5"><text:tab/></text:span><text:span text:style-name="T3">References<text:tab/></text:span><text:a xlink:type="simple" xlink:href="#__RefHeading___Toc492978221" text:style-name="Index_20_Link" text:visited-style-name="Index_20_Link"><text:span text:style-name="T3">4</text:span></text:a></text:p>
          <text:p text:style-name="P2"><text:span text:style-name="T3">1.5</text:span><text:span text:style-name="T5"><text:tab/></text:span><text:span text:style-name="T3">Overview<text:tab/></text:span><text:a xlink:type="simple" xlink:href="#__RefHeading___Toc492978222" text:style-name="Index_20_Link" text:visited-style-name="Index_20_Link"><text:span text:style-name="T3">4</text:span></text:a></text:p>
          <text:p text:style-name="P1"><text:span text:style-name="T4">2.</text:span><text:span text:style-name="T5"><text:tab/></text:span><text:span text:style-name="T4">Test Results Summary</text:span><text:span text:style-name="T3"><text:tab/></text:span><text:a xlink:type="simple" xlink:href="#__RefHeading___Toc492978223" text:style-name="Index_20_Link" text:visited-style-name="Index_20_Link"><text:span text:style-name="T3">4</text:span></text:a></text:p>
          <text:p text:style-name="P1"><text:span text:style-name="T4">3.</text:span><text:span text:style-name="T5"><text:tab/></text:span><text:span text:style-name="T4">Requirements-based Test Coverage</text:span><text:span text:style-name="T3"><text:tab/></text:span><text:a xlink:type="simple" xlink:href="#__RefHeading___Toc492978224" text:style-name="Index_20_Link" text:visited-style-name="Index_20_Link"><text:span text:style-name="T3">4</text:span></text:a></text:p>
          <text:p text:style-name="P1"><text:span text:style-name="T4">4.</text:span><text:span text:style-name="T5"><text:tab/></text:span><text:span text:style-name="T4">Code-based Test Coverage</text:span><text:span text:style-name="T3"><text:tab/></text:span><text:a xlink:type="simple" xlink:href="#__RefHeading___Toc492978225" text:style-name="Index_20_Link" text:visited-style-name="Index_20_Link"><text:span text:style-name="T3">4</text:span></text:a></text:p>
          <text:p text:style-name="P1"><text:span text:style-name="T4">5.</text:span><text:span text:style-name="T5"><text:tab/></text:span><text:span text:style-name="T4">Suggested Actions</text:span><text:span text:style-name="T3"><text:tab/></text:span><text:a xlink:type="simple" xlink:href="#__RefHeading___Toc492978226" text:style-name="Index_20_Link" text:visited-style-name="Index_20_Link"><text:span text:style-name="T3">4</text:span></text:a></text:p>
          <text:p text:style-name="P1"><text:span text:style-name="T4">6.</text:span><text:span text:style-name="T5"><text:tab/></text:span><text:span text:style-name="T4">Diagrams</text:span><text:span text:style-name="T3"><text:tab/></text:span><text:a xlink:type="simple" xlink:href="#__RefHeading___Toc492978227" text:style-name="Index_20_Link" text:visited-style-name="Index_20_Link"><text:span text:style-name="T3">4</text:span></text:a></text:p>
        </text:index-body>
      </text:table-of-content>
      <text:p text:style-name="P8"/>
      <text:p text:style-name="P7"><text:title>Test Evaluation Summary</text:title><text:span text:style-name="T6"><text:s/></text:span></text:p>
      <text:h text:style-name="Heading_20_1" text:outline-level="1"><text:bookmark-start text:name="__RefHeading___Toc492978217"/>Introduction<text:bookmark-end text:name="__RefHeading___Toc492978217"/></text:h>
      <text:p text:style-name="InfoBlue">[The introduction of the <text:span text:style-name="T2">Test Evaluation Summary</text:span> provides an overview of the entire document. It includes the purpose, scope, definitions, acronyms, abbreviations, references, and overview of this <text:span text:style-name="T2">Test Evaluation Summary</text:span>.]</text:p>
      <text:h text:style-name="Heading_20_2" text:outline-level="2"><text:bookmark-start text:name="__RefHeading___Toc492978218"/>Purpose<text:bookmark-end text:name="__RefHeading___Toc492978218"/></text:h>
      <text:p text:style-name="InfoBlue">[Specify the purpose of this <text:span text:style-name="T2">Test Evaluation Summary.</text:span>]</text:p>
      <text:p text:style-name="P21">The purpose of the Test Evaluation Summary is to showcase the findings of Unit and Alpha-Testing a game in the Godot game engine. The tests will ensure the functionality, usability and stability of some components of the game. </text:p>
      <text:p text:style-name="P22">The results of the tests will cover a functionality each, thus giving an idea of the state of the whole game. <text:span text:style-name="T9">The crucial components are listed </text:span></text:p>
      <text:h text:style-name="Heading_20_2" text:outline-level="2"><text:bookmark-start text:name="__RefHeading___Toc492978219"/>Scope<text:bookmark-end text:name="__RefHeading___Toc492978219"/></text:h>
      <text:p text:style-name="InfoBlue">[A brief description of the scope of this <text:span text:style-name="T2">Test Evaluation Summary</text:span>; what Project(s) it is associated with and anything else that is affected or influenced by this document.]</text:p>
      <text:p text:style-name="P22">This document will influence the state of testing, results and lessons learned. </text:p>
      <text:h text:style-name="Heading_20_2" text:outline-level="2"><text:bookmark-start text:name="__RefHeading___Toc492978220"/>Definitions, Acronyms, and Abbreviations<text:bookmark-end text:name="__RefHeading___Toc492978220"/></text:h>
      <text:p text:style-name="InfoBlue">[This subsection provides the definitions of all terms, acronyms, and abbreviations required to properly interpret the <text:span text:style-name="T2">Test Evaluation Summary</text:span>. This information may be provided by reference to the project’s Glossary.]</text:p>
      <text:p text:style-name="P22">GUT = “Godot Unit Test”</text:p>
      <text:h text:style-name="Heading_20_2" text:outline-level="2"><text:bookmark-start text:name="__RefHeading___Toc492978221"/>References<text:bookmark-end text:name="__RefHeading___Toc492978221"/></text:h>
      <text:p text:style-name="InfoBlue">[This subsection provides a complete list of all documents referenced elsewhere in the <text:span text:style-name="T2">Test Evaluation Summary</text:span>. Identify each document by title, report number if applicable, date, and publishing organization. Specify the sources from which the references can be obtained. This information may be provided by reference to an appendix or to another document.]</text:p>
      <text:h text:style-name="Heading_20_2" text:outline-level="2"><text:bookmark-start text:name="__RefHeading___Toc492978222"/>Overview<text:bookmark-end text:name="__RefHeading___Toc492978222"/></text:h>
      <text:p text:style-name="InfoBlue">[This subsection describes what the rest of the <text:span text:style-name="T2">Test Evaluation Summary</text:span> contains and explains how the document is organized.]</text:p>
      <text:h text:style-name="Heading_20_1" text:outline-level="1"><text:bookmark-start text:name="__RefHeading___Toc492978223"/>Test Results Summary<text:bookmark-end text:name="__RefHeading___Toc492978223"/> </text:h>
      <text:p text:style-name="InfoBlue">[Briefly summarize the results of the test.]</text:p>
      <text:h text:style-name="Heading_20_1" text:outline-level="1"><text:bookmark-start text:name="__RefHeading___Toc492978224"/>Requirements-based Test Coverage<text:bookmark-end text:name="__RefHeading___Toc492978224"/></text:h>
      <text:p text:style-name="InfoBlue">[For each measure you have chosen to use, state the result. Compare with previous results and discuss trends.]</text:p>
      <text:h text:style-name="Heading_20_1" text:outline-level="1"><text:bookmark-start text:name="__RefHeading___Toc492978225"/>Code-based Test Coverage<text:bookmark-end text:name="__RefHeading___Toc492978225"/></text:h>
      <text:p text:style-name="InfoBlue">[For each measure you have chosen to use, state the result. Compare with previous results and discuss trends.]</text:p>
      <text:h text:style-name="Heading_20_1" text:outline-level="1"><text:bookmark-start text:name="__RefHeading___Toc492978226"/><text:soft-page-break/>Suggested Actions<text:bookmark-end text:name="__RefHeading___Toc492978226"/></text:h>
      <text:p text:style-name="InfoBlue">[State any suggested actions based upon an evaluation of the test results and key measures of the test.]</text:p>
      <text:h text:style-name="Heading_20_1" text:outline-level="1"><text:bookmark-start text:name="__RefHeading___Toc492978227"/>Diagrams<text:bookmark-end text:name="__RefHeading___Toc492978227"/></text:h>
      <text:p text:style-name="InfoBlue">[Enclose any visualization of the test results or key measures of the t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ook Antiqua" svg:font-family="'Book Antiqu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loext:opacity="100%"/>
    </style:style>
    <style:style style:name="Tabletext" style:family="paragraph" style:parent-style-name="Standard">
      <style:paragraph-properties fo:margin-top="0cm" fo:margin-bottom="0.212cm"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loext:opacity="100%" fo:font-style="italic"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762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loext:num-list-format="?%1%" style:num-prefix="?"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style:default-page-layout>
      <style:page-layout-properties style:layout-grid-standard-mode="true"/>
    </style:default-page-layout>
  </office:styles>
  <office:automatic-styles>
    <style:style style:name="Table3" style:family="table">
      <style:table-properties style:width="16.859cm" fo:margin-left="-0.191cm" table:align="left" style:writing-mode="lr-tb"/>
    </style:style>
    <style:style style:name="Table3.A" style:family="table-column">
      <style:table-column-properties style:column-width="11.252cm"/>
    </style:style>
    <style:style style:name="Table3.B" style:family="table-column">
      <style:table-column-properties style:column-width="5.60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1" style:font-name-asian="Symbol1" style:font-name-complex="Symbol1"/>
    </style:style>
    <style:style style:name="MT2"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office:automatic-styles>
  <office:master-styles>
    <style:master-page style:name="Standard" style:page-layout-name="Mpm1">
      <style:header>
        <text:p text:style-name="MP1"/>
        <text:p text:style-name="MP2"/>
        <text:p text:style-name="MP3"><text:user-defined style:data-style-name="N0" text:name="Company" text:fixed="true"/></text:p>
        <text:p text:style-name="MP4"/>
        <text:p text:style-name="MP5"/>
      </style:header>
    </style:master-page>
    <style:master-page style:name="Convert_20_1" style:display-name="Convert 1" style:page-layout-name="Mpm2">
      <style:header>
        <table:table table:name="Table3" table:style-name="Table3">
          <table:table-column table:style-name="Table3.A"/>
          <table:table-column table:style-name="Table3.B"/>
          <table:table-row table:style-name="Table3.1">
            <table:table-cell table:style-name="Table3.A1" office:value-type="string">
              <text:p text:style-name="Standard"><text:subject>Project Highrise</text:subject></text:p>
            </table:table-cell>
            <table:table-cell table:style-name="Table3.A1" office:value-type="string">
              <text:p text:style-name="MP6"><text:s text:c="2"/>Version: <text:s text:c="10"/>&lt;1.0&gt;</text:p>
            </table:table-cell>
          </table:table-row>
          <table:table-row table:style-name="Table3.1">
            <table:table-cell table:style-name="Table3.A1" office:value-type="string">
              <text:p text:style-name="Standard"><text:title>Test Evaluation Summary</text:title></text:p>
            </table:table-cell>
            <table:table-cell table:style-name="Table3.A1" office:value-type="string">
              <text:p text:style-name="Standard"><text:s text:c="2"/>Date: <text:s/>&lt;dd/mmm/yy&gt;</text:p>
            </table:table-cell>
          </table:table-row>
          <table:table-row table:style-name="Table3.1">
            <table:table-cell table:style-name="Table3.A1" table:number-columns-spanned="2" office:value-type="string">
              <text:p text:style-name="Standard">&lt;document identifier&gt;</text:p>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1"></text:span><text:user-defined style:data-style-name="N0" text:name="Company" text:fixed="true"/>, <text:date style:data-style-name="N114" text:date-value="2023-06-11T18:47:45.873718704">2023</text:date></text:p>
            </table:table-cell>
            <table:table-cell table:style-name="Table2.A1" office:value-type="string">
              <text:p text:style-name="MP9">Page <text:span text:style-name="Page_20_Number"><text:page-number text:select-page="current">4</text:page-number></text:span><text:span text:style-name="Page_20_Number"><text:s/>of </text:span><text:span text:style-name="Page_20_Number"><text:page-count style:num-format="1">5</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st Evaluation Summary</dc:title>
    <dc:subject>Project Highrise</dc:subject>
    <meta:creation-date>2023-06-11T17:50:23.822662410</meta:creation-date>
    <dc:date>2023-06-11T18:47:45.804567813</dc:date>
    <meta:editing-cycles>5</meta:editing-cycles>
    <meta:editing-duration>PT57M22S</meta:editing-duration>
    <meta:generator>LibreOffice/7.5.4.2$Linux_X86_64 LibreOffice_project/50$Build-2</meta:generator>
    <meta:document-statistic meta:table-count="3" meta:image-count="0" meta:object-count="0" meta:page-count="5" meta:paragraph-count="62" meta:word-count="586" meta:character-count="3778" meta:non-whitespace-character-count="3244"/>
  </office:meta>
</office:document-meta>
</file>